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cc99" draw:textarea-vertical-align="middle" draw:auto-grow-height="false" fo:min-height="0.749cm" fo:min-width="0.499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2cm" svg:stroke-color="#cfe7f5" draw:marker-start-width="0.5cm" draw:marker-end-width="0.5cm" draw:fill="none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2cm" svg:stroke-color="#cfe7f5" draw:marker-start="Arrowheads_20_1" draw:marker-start-width="0.5cm" draw:marker-end="" draw:marker-end-width="0.5cm" draw:fill="none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2cm" svg:stroke-color="#cfe7f5" draw:marker-start="Arrowheads_20_1" draw:marker-start-width="0.5cm" draw:marker-end-width="0.5cm" draw:fill="none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2cm" svg:stroke-color="#cfe7f5" draw:marker-start="" draw:marker-start-width="0.5cm" draw:marker-end="Arrowheads_20_1" draw:marker-end-width="0.5cm" draw:fill="none" draw:textarea-vertical-align="middle" fo:padding-top="0.225cm" fo:padding-bottom="0.225cm" fo:padding-left="0.35cm" fo:padding-right="0.35cm"/>
    </style:style>
    <style:style style:name="gr10" style:family="graphic" style:parent-style-name="objectwithoutfill">
      <style:graphic-properties svg:stroke-width="0.2cm" svg:stroke-color="#cfe7f5" draw:marker-start-width="0.5cm" draw:marker-end="Arrowheads_20_1" draw:marker-end-width="0.5cm" draw:fill="none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12" style:family="graphic" style:parent-style-name="standard">
      <style:graphic-properties draw:stroke="solid" svg:stroke-width="0.1cm" svg:stroke-color="#008000" draw:marker-start-width="0.35cm" draw:marker-end-width="0.35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2cm" fo:min-width="1.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1.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1.1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3366" fo:font-size="20pt" fo:font-weight="bold" style:font-size-asian="20pt" style:font-weight-asian="bold" style:font-size-complex="20pt" style:font-weight-complex="bold"/>
    </style:style>
    <style:style style:name="P3" style:family="paragraph">
      <style:text-properties fo:color="#ff3333" fo:font-size="18pt" style:font-size-asian="18pt" style:font-size-complex="18pt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size="18pt" style:font-size-asian="18pt" style:font-size-complex="18pt"/>
    </style:style>
    <style:style style:name="T4" style:family="text">
      <style:text-properties fo:color="#ff3366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ff3333" fo:font-size="18pt" style:font-size-asian="18pt" style:font-size-complex="18pt"/>
    </style:style>
    <style:style style:name="T6" style:family="text">
      <style:text-properties style:text-position="sub 8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2cm" svg:height="2.2cm" svg:x="19.2cm" svg:y="9.5cm">
          <text:p/>
          <draw:enhanced-geometry draw:mirror-horizontal="false" draw:mirror-vertical="false" draw:text-areas="4000 ?f1 ?f5 ?f2" draw:glue-points="0 10800 21600 10800 ?f0 0 ?f0 21600" draw:type="mso-spt100" draw:modifiers="12297.4233128834 7075.6928668786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8.259cm" svg:height="5.613cm" draw:transform="rotate (1.57847577550367) translate (2.612cm 14.44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5.515cm" svg:height="3.949cm" draw:transform="rotate (-1.57795217672807) translate (24.749cm 7.928cm)">
          <text:p text:style-name="P1"><text:s/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" draw:text-style-name="P1" draw:layer="layout" svg:width="4.486cm" svg:height="1.673cm" svg:x="3.314cm" svg:y="9.527cm">
          <draw:text-box>
            <text:p text:style-name="P1">Compressor / </text:p>
            <text:p text:style-name="P1">Pump</text:p>
          </draw:text-box>
        </draw:frame>
        <draw:custom-shape draw:style-name="gr2" draw:text-style-name="P1" draw:layer="layout" svg:width="5.1cm" svg:height="2.8cm" svg:x="10.4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3.597cm" svg:height="0.962cm" svg:x="11.1cm" svg:y="16.9cm">
          <draw:text-box>
            <text:p>Condenser</text:p>
          </draw:text-box>
        </draw:frame>
        <draw:line draw:style-name="gr6" draw:text-style-name="P1" draw:layer="layout" svg:x1="17cm" svg:y1="13.2cm" svg:x2="17cm" svg:y2="11.714cm">
          <text:p/>
        </draw:line>
        <draw:line draw:style-name="gr7" draw:text-style-name="P1" draw:layer="layout" svg:x1="8.599cm" svg:y1="5.8cm" svg:x2="5.801cm" svg:y2="5.8cm">
          <text:p/>
        </draw:line>
        <draw:line draw:style-name="gr8" draw:text-style-name="P1" draw:layer="layout" svg:x1="12.5cm" svg:y1="7.199cm" svg:x2="12.499cm" svg:y2="13.2cm">
          <text:p/>
        </draw:line>
        <draw:line draw:style-name="gr6" draw:text-style-name="P1" draw:layer="layout" svg:x1="24cm" svg:y1="17.4cm" svg:x2="24cm" svg:y2="13.2cm">
          <text:p/>
        </draw:line>
        <draw:line draw:style-name="gr9" draw:text-style-name="P1" draw:layer="layout" svg:x1="24cm" svg:y1="17.4cm" svg:x2="15.598cm" svg:y2="17.398cm">
          <text:p/>
        </draw:line>
        <draw:line draw:style-name="gr10" draw:text-style-name="P1" draw:layer="layout" svg:x1="3.399cm" svg:y1="17.4cm" svg:x2="3.399cm" svg:y2="14.099cm">
          <text:p/>
        </draw:line>
        <draw:line draw:style-name="gr6" draw:text-style-name="P1" draw:layer="layout" svg:x1="10.4cm" svg:y1="17.4cm" svg:x2="3.4cm" svg:y2="17.4cm">
          <text:p/>
        </draw:line>
        <draw:custom-shape draw:style-name="gr1" draw:text-style-name="P1" draw:layer="layout" svg:width="1.929cm" svg:height="2.2cm" svg:x="24.749cm" svg:y="9.6cm">
          <text:p/>
          <draw:enhanced-geometry draw:mirror-horizontal="false" draw:mirror-vertical="false" draw:text-areas="4000 ?f1 ?f5 ?f2" draw:glue-points="0 10800 21600 10800 ?f0 0 ?f0 21600" draw:type="mso-spt100" draw:modifiers="12297.4233128834 7075.6928668786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5" draw:layer="layout" svg:width="2.352cm" svg:height="1.171cm" svg:x="11.3cm" svg:y="2.4cm">
          <draw:text-box>
            <text:p>Q<text:span text:style-name="T1">in</text:span><text:span text:style-name="T2">=</text:span><text:span text:style-name="T3">Q</text:span><text:span text:style-name="T1">1</text:span></text:p>
          </draw:text-box>
        </draw:frame>
        <draw:frame draw:style-name="gr5" draw:layer="layout" svg:width="2.576cm" svg:height="1.171cm" svg:x="13.536cm" svg:y="19.429cm">
          <draw:text-box>
            <text:p>Q<text:span text:style-name="T1">out</text:span><text:span text:style-name="T2">=Q</text:span><text:span text:style-name="T1">2</text:span></text:p>
          </draw:text-box>
        </draw:frame>
        <draw:custom-shape draw:style-name="gr2" draw:text-style-name="P1" draw:layer="layout" svg:width="0.6cm" svg:height="1.6cm" svg:x="10.8cm" svg:y="2.8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6cm" svg:height="1.401cm" svg:x="12.7cm" svg:y="18.79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layer="layout" svg:width="3cm" svg:height="1.171cm" svg:x="25.2cm" svg:y="12.229cm">
          <draw:text-box>
            <text:p><text:span text:style-name="T2">W</text:span><text:span text:style-name="T1">out</text:span><text:span text:style-name="T2">=W</text:span><text:span text:style-name="T1">T</text:span></text:p>
          </draw:text-box>
        </draw:frame>
        <draw:frame draw:style-name="gr12" draw:text-style-name="P2" draw:layer="layout" svg:width="7.993cm" svg:height="1.147cm" svg:x="9.35cm" svg:y="0.45cm">
          <draw:text-box>
            <text:p><text:span text:style-name="T4">Reheat Rankine Cycle</text:span></text:p>
          </draw:text-box>
        </draw:frame>
        <draw:custom-shape draw:style-name="gr2" draw:text-style-name="P1" draw:layer="layout" svg:width="5.1cm" svg:height="2.8cm" svg:x="8.599cm" svg:y="4.3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2.119cm" svg:height="0.962cm" svg:x="10.2cm" svg:y="5.301cm">
          <draw:text-box>
            <text:p>Boiler</text:p>
          </draw:text-box>
        </draw:frame>
        <draw:line draw:style-name="gr6" draw:text-style-name="P1" draw:layer="layout" svg:x1="18.3cm" svg:y1="6.5cm" svg:x2="13.399cm" svg:y2="6.5cm">
          <text:p/>
        </draw:line>
        <draw:custom-shape draw:style-name="gr1" draw:text-style-name="P1" draw:layer="layout" svg:width="1.629cm" svg:height="2.2cm" svg:x="0.971cm" svg:y="9.2cm">
          <text:p/>
          <draw:enhanced-geometry draw:text-areas="4000 ?f1 ?f5 ?f2" draw:glue-points="0 10800 21600 10800 ?f0 0 ?f0 21600" draw:type="mso-spt100" draw:modifiers="12297.4233128834 7075.6928668786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1" draw:layer="layout" svg:width="2.8cm" svg:height="1.171cm" svg:x="0cm" svg:y="11.5cm">
          <draw:text-box>
            <text:p>W<text:span text:style-name="T1">in</text:span><text:span text:style-name="T2">=W</text:span><text:span text:style-name="T1">p</text:span></text:p>
          </draw:text-box>
        </draw:frame>
        <draw:frame draw:style-name="gr13" draw:text-style-name="P3" draw:layer="layout" svg:width="1cm" svg:height="1.002cm" svg:x="12.5cm" svg:y="8.6cm">
          <draw:text-box>
            <text:p><text:span text:style-name="T5">2</text:span></text:p>
          </draw:text-box>
        </draw:frame>
        <draw:frame draw:style-name="gr14" draw:text-style-name="P3" draw:layer="layout" svg:width="1.2cm" svg:height="1.2cm" svg:x="6cm" svg:y="4.6cm">
          <draw:text-box>
            <text:p><text:span text:style-name="T5">6</text:span></text:p>
          </draw:text-box>
        </draw:frame>
        <draw:frame draw:style-name="gr14" draw:text-style-name="P3" draw:layer="layout" svg:width="1cm" svg:height="1.2cm" svg:x="17.3cm" svg:y="6.6cm">
          <draw:text-box>
            <text:p><text:span text:style-name="T5">1</text:span></text:p>
          </draw:text-box>
        </draw:frame>
        <draw:custom-shape draw:style-name="gr3" draw:text-style-name="P1" draw:layer="layout" svg:width="4.156cm" svg:height="2.8cm" draw:transform="rotate (-1.57795217672807) translate (19.2cm 8.52cm)">
          <text:p text:style-name="P1"><text:s/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1" draw:layer="layout" svg:width="2.623cm" svg:height="1.673cm" svg:x="21.577cm" svg:y="9.627cm">
          <draw:text-box>
            <text:p>Low-P</text:p>
            <text:p>Turbine</text:p>
          </draw:text-box>
        </draw:frame>
        <draw:frame draw:style-name="gr5" draw:text-style-name="P1" draw:layer="layout" svg:width="2.623cm" svg:height="1.673cm" svg:x="16.552cm" svg:y="9.741cm">
          <draw:text-box>
            <text:p>High-P</text:p>
            <text:p>Turbine</text:p>
          </draw:text-box>
        </draw:frame>
        <draw:line draw:style-name="gr6" draw:text-style-name="P1" draw:layer="layout" svg:x1="17cm" svg:y1="13.2cm" svg:x2="12.499cm" svg:y2="13.2cm">
          <text:p/>
        </draw:line>
        <draw:line draw:style-name="gr6" draw:text-style-name="P1" draw:layer="layout" svg:x1="5.7cm" svg:y1="7.7cm" svg:x2="5.7cm" svg:y2="5.7cm">
          <text:p/>
        </draw:line>
        <draw:line draw:style-name="gr8" draw:text-style-name="P1" draw:layer="layout" svg:x1="23.8cm" svg:y1="8.2cm" svg:x2="23.8cm" svg:y2="5.2cm">
          <text:p/>
        </draw:line>
        <draw:frame draw:style-name="gr15" draw:text-style-name="P3" draw:layer="layout" svg:width="1cm" svg:height="1.3cm" svg:x="16.9cm" svg:y="16.4cm">
          <draw:text-box>
            <text:p><text:span text:style-name="T5">4</text:span></text:p>
          </draw:text-box>
        </draw:frame>
        <draw:frame draw:style-name="gr15" draw:text-style-name="P3" draw:layer="layout" svg:width="0.8cm" svg:height="1.3cm" svg:x="22.947cm" svg:y="5.973cm">
          <draw:text-box>
            <text:p><text:span text:style-name="T5">3</text:span></text:p>
          </draw:text-box>
        </draw:frame>
        <draw:frame draw:style-name="gr15" draw:text-style-name="P3" draw:layer="layout" svg:width="1cm" svg:height="1.3cm" svg:x="3.399cm" svg:y="15.3cm">
          <draw:text-box>
            <text:p><text:span text:style-name="T5">5</text:span></text:p>
          </draw:text-box>
        </draw:frame>
        <draw:line draw:style-name="gr6" draw:text-style-name="P1" draw:layer="layout" svg:x1="23.8cm" svg:y1="5.2cm" svg:x2="13.699cm" svg:y2="5.2cm">
          <text:p/>
        </draw:line>
        <draw:line draw:style-name="gr8" draw:text-style-name="P1" draw:layer="layout" svg:x1="18.299cm" svg:y1="9cm" svg:x2="18.199cm" svg:y2="6.4cm">
          <text:p/>
        </draw:line>
        <draw:frame draw:style-name="gr16" draw:layer="layout" svg:width="5.163cm" svg:height="1.062cm" svg:x="16cm" svg:y="3.6cm">
          <draw:text-box>
            <text:p>P<text:span text:style-name="T6">2 </text:span>= P<text:span text:style-name="T6">3 </text:span>= P<text:span text:style-name="T6">reheat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702-349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999999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ff Gomes</meta:initial-creator>
    <meta:creation-date>2013-01-04T11:29:21</meta:creation-date>
    <dc:date>2015-09-28T15:44:27.161823991</dc:date>
    <meta:editing-duration>PT41M14S</meta:editing-duration>
    <meta:editing-cycles>7</meta:editing-cycles>
    <meta:generator>LibreOffice/4.2.8.2$Linux_X86_64 LibreOffice_project/420m0$Build-2</meta:generator>
    <meta:document-statistic meta:object-count="63"/>
  </office:meta>
</office:document-meta>
</file>